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14cm" svg:height="1.19cm" svg:x="3.264cm" svg:y="2.89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4.864cm" svg:y="2.891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6.464cm" svg:y="2.8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8.064cm" svg:y="2.8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9.664cm" svg:y="2.891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25T01:41:23.789341903</meta:creation-date>
    <dc:date>2016-08-25T12:23:23.226240062</dc:date>
    <dc:creator>elucterio </dc:creator>
    <meta:editing-duration>PT1H5M49S</meta:editing-duration>
    <meta:editing-cycles>16</meta:editing-cycles>
    <meta:generator>LibreOffice/4.2.8.2$Linux_X86_64 LibreOffice_project/420m0$Build-2</meta:generator>
    <meta:document-statistic meta:object-count="5"/>
  </office:meta>
</office:document-meta>
</file>